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Grande" svg:font-family="'Lucida Grande'" style:font-family-generic="swiss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calibriRegular" svg:font-family="calibriRegular" style:font-family-generic="swiss"/>
    <style:font-face style:name="ヒラギノ角ゴ Pro W3" svg:font-family="'ヒラギノ角ゴ Pro W3'" style:font-family-generic="system" style:font-pitch="variable"/>
  </office:font-face-decls>
  <office:automatic-styles>
    <style:style style:name="Table5" style:family="table">
      <style:table-properties style:width="15.744cm" fo:margin-left="0.009cm" fo:margin-top="0cm" fo:margin-bottom="0cm" table:align="left" style:writing-mode="page"/>
    </style:style>
    <style:style style:name="Table5.A" style:family="table-column">
      <style:table-column-properties style:column-width="15.744cm"/>
    </style:style>
    <style:style style:name="Table5.1" style:family="table-row">
      <style:table-row-properties style:min-row-height="0.093cm" fo:keep-together="auto"/>
    </style:style>
    <style:style style:name="Table5.A1" style:family="table-cell">
      <style:table-cell-properties fo:padding-left="0.191cm" fo:padding-right="0.191cm" fo:padding-top="0cm" fo:padding-bottom="0cm" fo:border="0.5pt solid #bfbfbf"/>
    </style:style>
    <style:style style:name="Table3" style:family="table">
      <style:table-properties style:width="18.494cm" fo:margin-left="0.009cm" fo:margin-top="0cm" fo:margin-bottom="0cm" table:align="left" style:writing-mode="lr-tb"/>
    </style:style>
    <style:style style:name="Table3.A" style:family="table-column">
      <style:table-column-properties style:column-width="18.49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651cm" fo:margin-left="0cm" fo:margin-top="0cm" fo:margin-bottom="0cm" table:align="left" style:writing-mode="page"/>
    </style:style>
    <style:style style:name="Table1.A" style:family="table-column">
      <style:table-column-properties style:column-width="2.284cm"/>
    </style:style>
    <style:style style:name="Table1.B" style:family="table-column">
      <style:table-column-properties style:column-width="14.36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32cm" fo:border="none"/>
    </style:style>
    <style:style style:name="Table1.B1" style:family="table-cell">
      <style:table-cell-properties style:vertical-align="middle" fo:padding="0.132cm" fo:border="none"/>
    </style:style>
    <style:style style:name="Table2" style:family="table">
      <style:table-properties style:width="15.065cm" fo:margin-left="0.012cm" fo:margin-top="0cm" fo:margin-bottom="0cm" table:align="left" style:writing-mode="page"/>
    </style:style>
    <style:style style:name="Table2.A" style:family="table-column">
      <style:table-column-properties style:column-width="15.06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be5f1" fo:padding="0.132cm" fo:border="0.75pt solid #000000">
        <style:background-image/>
      </style:table-cell-properties>
    </style:style>
    <style:style style:name="Table4" style:family="table">
      <style:table-properties style:width="11.624cm" fo:margin-left="0.012cm" fo:margin-top="0cm" fo:margin-bottom="0cm" table:align="left" style:writing-mode="page"/>
    </style:style>
    <style:style style:name="Table4.A" style:family="table-column">
      <style:table-column-properties style:column-width="3.861cm"/>
    </style:style>
    <style:style style:name="Table4.B" style:family="table-column">
      <style:table-column-properties style:column-width="3.882cm"/>
    </style:style>
    <style:style style:name="Table4.C" style:family="table-column">
      <style:table-column-properties style:column-width="3.88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="0.132cm" fo:border="0.75pt solid #000000">
        <style:background-image/>
      </style:table-cell-properties>
    </style:style>
    <style:style style:name="Table3" style:family="table">
      <style:table-properties style:width="18.494cm" fo:margin-left="0.009cm" fo:margin-top="0cm" fo:margin-bottom="0cm" table:align="left" style:writing-mode="lr-tb"/>
    </style:style>
    <style:style style:name="Table3.A" style:family="table-column">
      <style:table-column-properties style:column-width="18.49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651cm" fo:margin-left="0cm" fo:margin-top="0cm" fo:margin-bottom="0cm" table:align="left" style:writing-mode="page"/>
    </style:style>
    <style:style style:name="Table1.A" style:family="table-column">
      <style:table-column-properties style:column-width="2.284cm"/>
    </style:style>
    <style:style style:name="Table1.B" style:family="table-column">
      <style:table-column-properties style:column-width="14.36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32cm" fo:border="none"/>
    </style:style>
    <style:style style:name="Table1.B1" style:family="table-cell">
      <style:table-cell-properties style:vertical-align="middle" fo:padding="0.132cm" fo:border="none"/>
    </style:style>
    <style:style style:name="Table2" style:family="table">
      <style:table-properties style:width="15.065cm" fo:margin-left="0.012cm" fo:margin-top="0cm" fo:margin-bottom="0cm" table:align="left" style:writing-mode="page"/>
    </style:style>
    <style:style style:name="Table2.A" style:family="table-column">
      <style:table-column-properties style:column-width="15.06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be5f1" fo:padding="0.132cm" fo:border="0.75pt solid #000000">
        <style:background-image/>
      </style:table-cell-properties>
    </style:style>
    <style:style style:name="Table1" style:family="table">
      <style:table-properties style:width="16.651cm" fo:margin-left="0cm" fo:margin-top="0cm" fo:margin-bottom="0cm" table:align="left" style:writing-mode="page"/>
    </style:style>
    <style:style style:name="Table1.A" style:family="table-column">
      <style:table-column-properties style:column-width="2.284cm"/>
    </style:style>
    <style:style style:name="Table1.B" style:family="table-column">
      <style:table-column-properties style:column-width="14.36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32cm" fo:border="none"/>
    </style:style>
    <style:style style:name="Table1.B1" style:family="table-cell">
      <style:table-cell-properties style:vertical-align="middle" fo:padding="0.132cm" fo:border="none"/>
    </style:style>
    <style:style style:name="Table2" style:family="table">
      <style:table-properties style:width="15.065cm" fo:margin-left="0.012cm" fo:margin-top="0cm" fo:margin-bottom="0cm" table:align="left" style:writing-mode="page"/>
    </style:style>
    <style:style style:name="Table2.A" style:family="table-column">
      <style:table-column-properties style:column-width="15.06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be5f1" fo:padding="0.132cm" fo:border="0.75pt solid #000000">
        <style:background-image/>
      </style:table-cell-properties>
    </style:style>
    <style:style style:name="Table4" style:family="table">
      <style:table-properties style:width="11.624cm" fo:margin-left="0.012cm" fo:margin-top="0cm" fo:margin-bottom="0cm" table:align="left" style:writing-mode="page"/>
    </style:style>
    <style:style style:name="Table4.A" style:family="table-column">
      <style:table-column-properties style:column-width="3.861cm"/>
    </style:style>
    <style:style style:name="Table4.B" style:family="table-column">
      <style:table-column-properties style:column-width="3.882cm"/>
    </style:style>
    <style:style style:name="Table4.C" style:family="table-column">
      <style:table-column-properties style:column-width="3.88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="0.132cm" fo:border="0.75pt solid #000000">
        <style:background-image/>
      </style:table-cell-properties>
    </style:style>
    <style:style style:name="Table6" style:family="table">
      <style:table-properties style:width="15.744cm" fo:margin-left="0.009cm" fo:margin-top="0cm" fo:margin-bottom="0cm" fo:break-before="page" table:align="left" style:writing-mode="page"/>
    </style:style>
    <style:style style:name="Table6.A" style:family="table-column">
      <style:table-column-properties style:column-width="15.744cm"/>
    </style:style>
    <style:style style:name="Table6.1" style:family="table-row">
      <style:table-row-properties style:min-row-height="0.093cm" fo:keep-together="auto"/>
    </style:style>
    <style:style style:name="Table6.A1" style:family="table-cell">
      <style:table-cell-properties fo:padding-left="0.191cm" fo:padding-right="0.191cm" fo:padding-top="0cm" fo:padding-bottom="0cm" fo:border="0.5pt solid #bfbfbf"/>
    </style:style>
    <style:style style:name="Table8" style:family="table">
      <style:table-properties style:width="15.744cm" fo:margin-left="0.009cm" fo:margin-top="0cm" fo:margin-bottom="0cm" fo:break-before="page" table:align="left" style:writing-mode="page"/>
    </style:style>
    <style:style style:name="Table8.A" style:family="table-column">
      <style:table-column-properties style:column-width="15.744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Header">
      <style:paragraph-properties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Header">
      <style:paragraph-properties fo:text-align="end" style:justify-single-word="false" fo:orphans="0" fo:widows="0"/>
    </style:style>
    <style:style style:name="P4" style:family="paragraph" style:parent-style-name="List_20_Paragraph">
      <style:paragraph-properties fo:orphans="0" fo:widows="0"/>
      <style:text-properties style:font-name="Calibri" fo:font-size="11pt" fo:language="en" fo:country="US" style:font-size-asian="11pt" style:font-name-complex="Calibri1" style:font-size-complex="11pt"/>
    </style:style>
    <style:style style:name="P5" style:family="paragraph" style:parent-style-name="Standard">
      <style:paragraph-properties fo:orphans="0" fo:widows="0"/>
      <style:text-properties style:font-name="Calibri" fo:language="en" fo:country="US" fo:font-weight="bold" style:font-weight-asian="bold" style:font-name-complex="Calibri1"/>
    </style:style>
    <style:style style:name="P6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style:font-name="Calibri" fo:language="en" fo:country="US" fo:font-weight="bold" style:letter-kerning="false" style:font-name-asian="Calibri1" style:font-weight-asian="bold" style:font-name-complex="Calibri1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fo:language="en" fo:country="US" style:font-name-asian="Times New Roman1" style:language-asian="da" style:country-asian="DK" style:font-name-complex="Calibri1"/>
    </style:style>
    <style:style style:name="P8" style:family="paragraph" style:parent-style-name="Standard">
      <style:paragraph-properties fo:orphans="0" fo:widows="0"/>
      <style:text-properties style:font-name="Calibri" fo:language="en" fo:country="US" style:font-name-complex="Calibri1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da" fo:country="DK" style:letter-kerning="false" style:font-name-asian="Calibri1" style:font-name-complex="Times New Roman1" style:language-complex="ar" style:country-complex="SA"/>
    </style:style>
    <style:style style:name="P10" style:family="paragraph" style:parent-style-name="Standard">
      <style:paragraph-properties fo:orphans="0" fo:widows="0"/>
      <style:text-properties style:font-name="Calibri" fo:font-size="12pt" fo:font-weight="bold" style:font-size-asian="12pt" style:font-weight-asian="bold" style:font-name-complex="Calibri1" style:font-size-complex="12pt"/>
    </style:style>
    <style:style style:name="P11" style:family="paragraph" style:parent-style-name="Standard">
      <style:paragraph-properties fo:orphans="0" fo:widows="0"/>
      <style:text-properties style:font-name="Calibri" fo:font-weight="bold" style:font-weight-asian="bold" style:font-name-complex="Calibri1"/>
    </style:style>
    <style:style style:name="P12" style:family="paragraph" style:parent-style-name="Standard">
      <style:paragraph-properties fo:orphans="0" fo:widows="0"/>
      <style:text-properties style:font-name="Calibri" style:font-name-complex="Calibri1"/>
    </style:style>
    <style:style style:name="P13" style:family="paragraph" style:parent-style-name="Standard">
      <loext:graphic-properties draw:fill="solid" draw:fill-color="#ffffff"/>
      <style:paragraph-properties fo:margin-top="0cm" fo:margin-bottom="0.423cm" style:contextual-spacing="false" fo:text-align="start" style:justify-single-word="false" fo:orphans="2" fo:widows="2" fo:background-color="#ffffff"/>
      <style:text-properties fo:color="#000000" loext:opacity="100%" style:font-name="calibriRegular" fo:font-size="8.5pt" fo:language="en" fo:country="US" style:letter-kerning="false" style:font-name-asian="Calibri1" style:font-size-asian="8.5pt" style:font-name-complex="Times New Roman1" style:font-size-complex="8.5pt" style:language-complex="ar" style:country-complex="SA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orphans="0" fo:widows="0"/>
      <style:text-properties fo:language="en" fo:country="US"/>
    </style:style>
    <style:style style:name="P16" style:family="paragraph" style:parent-style-name="Standard">
      <style:paragraph-properties fo:orphans="0" fo:widows="0"/>
      <style:text-properties fo:font-size="12pt" fo:language="en" fo:country="US" fo:font-weight="bold" style:font-size-asian="12pt" style:font-weight-asian="bold" style:font-size-complex="12pt"/>
    </style:style>
    <style:style style:name="P17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9" style:family="paragraph" style:parent-style-name="Speciel_20_A_20_A">
      <style:paragraph-properties fo:margin-top="0cm" fo:margin-bottom="0.564cm" style:contextual-spacing="false" fo:orphans="0" fo:widows="0"/>
    </style:style>
    <style:style style:name="P20" style:family="paragraph" style:parent-style-name="List_20_Paragraph" style:list-style-name="WWNum10">
      <style:paragraph-properties fo:margin-top="0cm" fo:margin-bottom="0.282cm" style:contextual-spacing="true" fo:line-height="108%" fo:orphans="0" fo:widows="0"/>
    </style:style>
    <style:style style:name="P21" style:family="paragraph" style:parent-style-name="List_20_Paragraph" style:list-style-name="WWNum10">
      <style:paragraph-properties fo:margin-top="0cm" fo:margin-bottom="0.282cm" style:contextual-spacing="true" fo:line-height="108%" fo:orphans="0" fo:widows="0"/>
      <style:text-properties officeooo:paragraph-rsid="00063a31"/>
    </style:style>
    <style:style style:name="P22" style:family="paragraph" style:parent-style-name="List_20_Paragraph">
      <style:paragraph-properties fo:margin-left="0cm" fo:margin-right="0cm" fo:margin-top="0cm" fo:margin-bottom="0.282cm" style:contextual-spacing="true" fo:line-height="108%" fo:orphans="0" fo:widows="0" fo:text-indent="0cm" style:auto-text-indent="false"/>
      <style:text-properties style:font-name="Calibri" fo:language="en" fo:country="US" officeooo:paragraph-rsid="00063a31" style:font-name-complex="Calibri1"/>
    </style:style>
    <style:style style:name="P23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style:font-name="Calibri" fo:language="da" fo:country="DK" style:letter-kerning="false" style:font-name-asian="Calibri1" style:font-name-complex="Times New Roman1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da" fo:country="DK" style:letter-kerning="false" style:font-name-asian="Calibri1" style:font-name-complex="Times New Roman1" style:language-complex="ar" style:country-complex="SA"/>
    </style:style>
    <style:style style:name="P25" style:family="paragraph" style:parent-style-name="Standard">
      <style:paragraph-properties fo:orphans="0" fo:widows="0"/>
      <style:text-properties style:font-name="Calibri" fo:font-size="12pt" officeooo:rsid="00051dcf" officeooo:paragraph-rsid="00051dcf" style:font-size-asian="12pt" style:font-name-complex="Calibri1" style:font-size-complex="12pt"/>
    </style:style>
    <style:style style:name="P26" style:family="paragraph" style:parent-style-name="Standard">
      <style:paragraph-properties fo:orphans="0" fo:widows="0"/>
      <style:text-properties style:font-name="Calibri" fo:font-size="12pt" style:font-size-asian="12pt" style:font-name-complex="Calibri1" style:font-size-complex="12pt"/>
    </style:style>
    <style:style style:name="P27" style:family="paragraph" style:parent-style-name="Standard">
      <style:paragraph-properties fo:orphans="0" fo:widows="0"/>
      <style:text-properties style:font-name="Calibri" fo:font-size="12pt" fo:font-weight="normal" officeooo:rsid="00063a31" officeooo:paragraph-rsid="00063a31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1">
      <style:paragraph-properties fo:orphans="0" fo:widows="0"/>
      <style:text-properties style:font-name="Calibri" fo:font-size="12pt" fo:font-weight="normal" officeooo:rsid="00063a31" officeooo:paragraph-rsid="00063a31" style:font-size-asian="12pt" style:font-weight-asian="normal" style:font-name-complex="Calibri1" style:font-size-complex="12pt" style:font-weight-complex="normal"/>
    </style:style>
    <style:style style:name="P29" style:family="paragraph" style:parent-style-name="Standard">
      <style:paragraph-properties fo:orphans="0" fo:widows="0"/>
    </style:style>
    <style:style style:name="P30" style:family="paragraph" style:parent-style-name="Standard">
      <style:paragraph-properties fo:margin-top="0cm" fo:margin-bottom="0cm" style:contextual-spacing="false" fo:orphans="0" fo:widows="0"/>
    </style:style>
    <style:style style:name="P31" style:family="paragraph" style:parent-style-name="Standard">
      <style:paragraph-properties fo:orphans="0" fo:widows="0"/>
      <style:text-properties officeooo:paragraph-rsid="00063a31"/>
    </style:style>
    <style:style style:name="P32" style:family="paragraph" style:parent-style-name="Standard" style:list-style-name="L1">
      <style:paragraph-properties fo:orphans="0" fo:widows="0"/>
      <style:text-properties officeooo:paragraph-rsid="00063a31"/>
    </style:style>
    <style:style style:name="P33" style:family="paragraph" style:parent-style-name="Standard">
      <style:paragraph-properties fo:margin-top="0cm" fo:margin-bottom="0cm" style:contextual-spacing="false" fo:line-height="100%" fo:orphans="0" fo:widows="0"/>
    </style:style>
    <style:style style:name="P34" style:family="paragraph" style:parent-style-name="Standard">
      <style:paragraph-properties fo:orphans="0" fo:widows="0"/>
      <style:text-properties fo:color="#000000" loext:opacity="100%" style:font-name="Calibri" officeooo:rsid="00063a31" officeooo:paragraph-rsid="00063a31" style:font-name-asian="Times New Roman1" style:font-name-complex="Calibri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T5" style:family="text">
      <style:text-properties style:font-name="Calibri" fo:font-size="12pt" style:font-size-asian="12pt" style:font-name-complex="Calibri1" style:font-size-complex="12pt"/>
    </style:style>
    <style:style style:name="T6" style:family="text">
      <style:text-properties style:font-name="Calibri" fo:font-size="12pt" fo:font-weight="normal" officeooo:rsid="00063a31" style:font-size-asian="12pt" style:font-weight-asian="normal" style:font-name-complex="Calibri1" style:font-size-complex="12pt" style:font-weight-complex="normal"/>
    </style:style>
    <style:style style:name="T7" style:family="text">
      <style:text-properties style:font-name="Calibri" fo:language="en" fo:country="US" fo:font-weight="bold" style:font-weight-asian="bold" style:font-name-complex="Calibri1"/>
    </style:style>
    <style:style style:name="T8" style:family="text">
      <style:text-properties style:font-name="Calibri" fo:language="en" fo:country="US" fo:font-weight="bold" style:font-weight-asian="bold" style:font-size-complex="12pt"/>
    </style:style>
    <style:style style:name="T9" style:family="text">
      <style:text-properties style:font-name="Calibri" fo:language="en" fo:country="US" style:font-name-complex="Calibri1"/>
    </style:style>
    <style:style style:name="T10" style:family="text">
      <style:text-properties style:font-name="Calibri" fo:font-style="italic" style:font-style-asian="italic" style:font-name-complex="Calibri1"/>
    </style:style>
    <style:style style:name="T11" style:family="text">
      <style:text-properties style:font-name="Calibri" fo:font-weight="bold" style:font-weight-asian="bold" style:font-name-complex="Calibri1"/>
    </style:style>
    <style:style style:name="T12" style:family="text">
      <style:text-properties style:font-name="Calibri" fo:font-size="11pt" fo:language="en" fo:country="US" style:font-size-asian="11pt" style:font-name-complex="Calibri1" style:font-size-complex="11pt"/>
    </style:style>
    <style:style style:name="T13" style:family="text">
      <style:text-properties style:font-name="Calibri" fo:font-size="11pt" fo:language="en" fo:country="US" fo:font-weight="normal" officeooo:rsid="00063a31" style:font-size-asian="11pt" style:font-weight-asian="normal" style:font-name-complex="Calibri1" style:font-size-complex="11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fo:font-style="italic" style:font-style-asian="italic"/>
    </style:style>
    <style:style style:name="T17" style:family="text">
      <style:text-properties fo:color="#000000" loext:opacity="100%" style:font-name="Arial" fo:font-size="8.5pt" style:font-size-asian="8.5pt" style:font-name-complex="Arial1" style:font-size-complex="8.5pt"/>
    </style:style>
    <style:style style:name="T18" style:family="text">
      <style:text-properties fo:color="#000000" loext:opacity="100%" style:font-name="Calibri" fo:font-weight="bold" fo:background-color="#ffffff" loext:char-shading-value="0" style:font-weight-asian="bold" style:font-name-complex="Calibri1" style:font-weight-complex="bold"/>
    </style:style>
    <style:style style:name="T19" style:family="text">
      <style:text-properties fo:color="#000000" loext:opacity="100%" style:font-name="Calibri" style:font-name-complex="Calibri1"/>
    </style:style>
    <style:style style:name="T20" style:family="text">
      <style:text-properties fo:color="#000000" loext:opacity="100%" style:font-name="Calibri" style:font-name-asian="Times New Roman1" style:font-name-complex="Calibri1"/>
    </style:style>
    <style:style style:name="T21" style:family="text">
      <style:text-properties fo:color="#000000" loext:opacity="100%" style:font-name="Calibri" fo:background-color="#ffffff" loext:char-shading-value="0" style:font-name-complex="Calibri1"/>
    </style:style>
    <style:style style:name="T22" style:family="text">
      <style:text-properties fo:font-size="11pt" fo:language="en" fo:country="US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row table:style-name="Table5.1">
          <table:table-cell table:style-name="Table5.A1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3"><text:span text:style-name="T3"><text:s/>Assignment 1</text:span><text:span text:style-name="T4"/></text:p>
                  <text:p text:style-name="P9"><text:span text:style-name="T1">Omskriv nedenstående tekst fra præteritum (datid) til præsens (nutid). Marker verballeddene</text:span> </text:p>
                  <text:p text:style-name="P9"><text:span text:style-name="T1">i din besvarelse. </text:span><text:span text:style-name="T1"/></text:p>
                  <table:table table:name="Table1" table:style-name="Table1">
                    <table:table-column table:style-name="Table1.A"/>
                    <table:table-column table:style-name="Table1.B"/>
                    <table:table-row table:style-name="Table1.1">
                      <table:table-cell table:style-name="Table1.A1" office:value-type="string">
                        <text:p text:style-name="P2"><text:span text:style-name="T1">Eksempel</text:span>:</text:p>
                      </table:table-cell>
                      <table:table-cell table:style-name="Table1.B1" office:value-type="string">
                        <text:p text:style-name="P2"><text:span text:style-name="T14">I knew how many cigarettes…<text:line-break/>I </text:span><text:span text:style-name="T15">know</text:span><text:span text:style-name="T14"> how many cigarettes…</text:span><text:span text:style-name="T14"/></text:p>
                      </table:table-cell>
                    </table:table-row>
                  </table:table>
                  <text:p text:style-name="P13"/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ext:p text:style-name="P2"><text:span text:style-name="T14">I knew how many cigarettes I smoked each day, and I knew how little I ran except when chasing a soccer ball now and then if a game came up, and I knew that there was little chance of catching it and […] it angered me to know that a dog might outdo me, and so I resolved that it would not. We ran. It surged ahead. I followed along the narrows of central Lima, beneath her ragged and decaying balconies, past her boarded buildings, her cloistered doorways, her shadows. I wanted the mutt dead. I ran with cruelty in my chest, like a drug pushing me faster, and then my leg buckled and I sputtered to a stop. I was blocks away from the plaza, in the grassy median of a broad, silent avenue lined with anemic palm trees, dizzy, lungs gasping for air.</text:span><text:span text:style-name="T14"/></text:p>
                        <text:p text:style-name="P15"/>
                        <text:p text:style-name="P2"><text:span text:style-name="T14">”lima, peru, july 28, 1979” by Daniel Alarcón , from </text:span><text:span text:style-name="T16">War by Candlelight</text:span><text:span text:style-name="T14">, Harper Perennial, 2006, pp.78-79</text:span><text:span text:style-name="T14"/></text:p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2"><text:span text:style-name="T4">Din tekst</text:span><text:span text:style-name="T5"/></text:p>
            <text:p text:style-name="P25">I know how many cigarettes i smoke each deay, and I know how little I run except when chasing a soccer ball now and then and then if a game comes up, and I know that there is little chance of catching it and […] it angers me to run. It surges ahead. I follow aling the narrows of central Lima, beneath her ragged and decaying balconies, past her boarded buildings, her cloistered doorways, her shadows. I want the mutt dead. I run with cruelty in my chest, like a drug pushing me faster, and then my leg buckles and I sputter to a stop. I am blocks away from the plaza, in the grassy median of a broad, silent avenue lined with anemic palm trees, dizzy, lungs gasping of air.<text:span text:style-name="T5"/></text:p>
            <text:p text:style-name="P26"/>
            <text:p text:style-name="P26"/>
            <text:p text:style-name="P17"/>
          </table:table-cell>
        </table:table-row>
        <text:soft-page-break/>
        <table:table-row table:style-name="Table5.1">
          <table:table-cell table:style-name="Table5.A1" office:value-type="string">
            <text:p text:style-name="P2"><text:span text:style-name="T3">Assignment 2</text:span><text:span text:style-name="T3"/></text:p>
            <text:p text:style-name="P2"><text:span text:style-name="T17"><text:line-break/></text:span><text:span text:style-name="T18">Find i lydklippet fra podcasten to substantiver (navneord), to verber (udsagnsord), to adjektiver (tillægsord), to adverbier (biord), to pronomener (stedord) og to præpositioner (forholdsord).<text:line-break/><text:line-break/>Angiv ordene i tabellen nedenfor.</text:span><text:span text:style-name="T19"><text:line-break/><text:line-break/></text:span><text:span text:style-name="T10">Bemærk, at du skal afspille klippet under Assignment 2 i opgaven.</text:span><text:span text:style-name="T19"/></text:p>
            <text:p text:style-name="P2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2"><text:span text:style-name="T20">Ordklasse</text:span><text:span text:style-name="T20"/></text:p>
                </table:table-cell>
                <table:table-cell table:style-name="Table4.A1" office:value-type="string">
                  <text:p text:style-name="P2"><text:span text:style-name="T20">1. ord</text:span><text:span text:style-name="T20"/></text:p>
                </table:table-cell>
                <table:table-cell table:style-name="Table4.A1" office:value-type="string">
                  <text:p text:style-name="P2"><text:span text:style-name="T20">2. ord</text:span><text:span text:style-name="T20"/>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20">Substantiv</text:span><text:span text:style-name="T20"/></text:p>
                </table:table-cell>
                <table:table-cell table:style-name="Table4.A1" office:value-type="string">
                  <text:p text:style-name="P34">podcast</text:p>
                </table:table-cell>
                <table:table-cell table:style-name="Table4.A1" office:value-type="string">
                  <text:p text:style-name="P34">documentary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20">Verbum</text:span><text:span text:style-name="T20"/></text:p>
                </table:table-cell>
                <table:table-cell table:style-name="Table4.A1" office:value-type="string">
                  <text:p text:style-name="P34">took</text:p>
                </table:table-cell>
                <table:table-cell table:style-name="Table4.A1" office:value-type="string">
                  <text:p text:style-name="P34">started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20">Adjektiv</text:span><text:span text:style-name="T20"/></text:p>
                </table:table-cell>
                <table:table-cell table:style-name="Table4.A1" office:value-type="string">
                  <text:p text:style-name="P34">paranomal</text:p>
                </table:table-cell>
                <table:table-cell table:style-name="Table4.A1" office:value-type="string">
                  <text:p text:style-name="P34">accidental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20">Adverbium</text:span><text:span text:style-name="T20"/></text:p>
                </table:table-cell>
                <table:table-cell table:style-name="Table4.A1" office:value-type="string">
                  <text:p text:style-name="P34">several</text:p>
                </table:table-cell>
                <table:table-cell table:style-name="Table4.A1" office:value-type="string">
                  <text:p text:style-name="P34">originally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20">Pronomen</text:span><text:span text:style-name="T20"/></text:p>
                </table:table-cell>
                <table:table-cell table:style-name="Table4.A1" office:value-type="string">
                  <text:p text:style-name="P34">they</text:p>
                </table:table-cell>
                <table:table-cell table:style-name="Table4.A1" office:value-type="string">
                  <text:p text:style-name="P34">their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20">Præposition</text:span><text:span text:style-name="T20"/></text:p>
                </table:table-cell>
                <table:table-cell table:style-name="Table4.A1" office:value-type="string">
                  <text:p text:style-name="P34">in</text:p>
                </table:table-cell>
                <table:table-cell table:style-name="Table4.A1" office:value-type="string">
                  <text:p text:style-name="P34">on</text:p>
                </table:table-cell>
              </table:table-row>
            </table:table>
            <text:p text:style-name="P2"/>
            <text:p text:style-name="P11"/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><text:span text:style-name="T4">Assignment 3</text:span><text:span text:style-name="T4"/></text:p>
            <text:p text:style-name="P33"><text:span text:style-name="T11">Omskriv sætningerne til enten et spørgsmål eller en nægtelse.<text:line-break/><text:line-break/></text:span><text:span text:style-name="T7">Eksempel: Facial recognition is now rampant. (spørgsmål)<text:line-break/>Svar: Is facial recognition now rampant?</text:span><text:span text:style-name="T7"/></text:p>
            <text:p text:style-name="P33"><text:span text:style-name="T7">Eksempel: But we can take a good guess. (nægtelse)</text:span><text:span text:style-name="T7"/></text:p>
            <text:p text:style-name="P33"><text:span text:style-name="T7">Svar: But we cannot take a good guess.</text:span><text:span text:style-name="T7"/></text:p>
            <text:p text:style-name="P7"/>
            <text:p text:style-name="P4"/>
            <text:list text:style-name="WWNum10">
              <text:list-item>
                <text:p text:style-name="P20"><text:span text:style-name="T12">The implications for our freedom are chilling. (nægtelse)</text:span><text:span text:style-name="T12"/></text:p>
              </text:list-item>
              <text:list-item>
                <text:p text:style-name="P20"><text:span text:style-name="T12">A British company called Facewatch has been using its facial recognition. (spørgsmål)</text:span><text:span text:style-name="T12"/></text:p>
              </text:list-item>
              <text:list-item>
                <text:p text:style-name="P20"><text:span text:style-name="T12">It makes us vulnerable to tyrants. (nægtelse)</text:span><text:span text:style-name="T12"/></text:p>
              </text:list-item>
              <text:list-item>
                <text:p text:style-name="P21"><text:span text:style-name="T12">This violates a core tenet of living in a liberal democracy. (spørgsmål)</text:span><text:span text:style-name="T12"/></text:p>
              </text:list-item>
            </text:list>
            <text:p text:style-name="P22"/>
            <text:p text:style-name="P2"><text:span text:style-name="T9">Uddrag fra: ”Facial recognition is now rampant. The implications for our freedom are chilling”</text:span><text:span text:style-name="T9"/></text:p>
            <text:p text:style-name="P8"/>
            <text:p text:style-name="P5"/>
          </table:table-cell>
        </table:table-row>
        <table:table-row table:style-name="Table6.1">
          <table:table-cell table:style-name="Table6.A1" office:value-type="string">
            <text:p text:style-name="P31"><text:span text:style-name="T4">Din tekst</text:span><text:span text:style-name="T4"/></text:p>
            <text:list xml:id="list4223129560" text:style-name="L1">
              <text:list-item>
                <text:p text:style-name="P32"><text:span text:style-name="T13">The implications for our freedom aren’t chilling.</text:span></text:p>
              </text:list-item>
              <text:list-item>
                <text:p text:style-name="P32"><text:span text:style-name="T6">Is a British company called Facewatch been using its facial recognition?</text:span></text:p>
              </text:list-item>
              <text:list-item>
                <text:p text:style-name="P28"><text:span text:style-name="T22">It doesn’t make us vulnerable to tyrants.</text:span></text:p>
              </text:list-item>
              <text:list-item>
                <text:p text:style-name="P28"><text:span text:style-name="T22">Does this violate a core tenet of living in a liberal democracy?</text:span></text:p>
              </text:list-item>
            </text:list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<text:span text:style-name="T3">Assignment 4</text:span><text:span text:style-name="T1"> </text:span><text:span text:style-name="T4"/></text:p>
            <text:p text:style-name="P2"><text:span text:style-name="T1">Skriv en sammenhængende tekst om billedet på 75 til 125 ord. </text:span><text:span text:style-name="T1"/></text:p>
            <text:p text:style-name="P30"><text:span text:style-name="Strong"><text:span text:style-name="T21">Skriv din tekst i nutid og anvend tre forskellige relative pronomener (henførende stedord).</text:span></text:span><text:span text:style-name="T11"> </text:span><text:span text:style-name="T11"/></text:p>
            <text:p text:style-name="P30"><text:span text:style-name="Strong"><text:span text:style-name="T21">Du skal markere dine tre relative pronomener i din tekst.</text:span></text:span><text:span text:style-name="T11"/></text:p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2"><text:span text:style-name="T4">Din tekst</text:span><text:span text:style-name="T4"/></text:p>
            <text:p text:style-name="P10"/>
            <text:p text:style-name="P27">In a field there’s approximately two dozen people, <text:span text:style-name="T2">who</text:span> are carrying a gorilla. The gorilla is tied to poles and rafters, <text:span text:style-name="T2">which </text:span>are carried by the people in the field. The people that are in the background, aren’t helping the people in the front, <text:span text:style-name="T2">whomst </text:span>attention is on carrying the gorilla. The field is covered in some sort of crop, probably a type of grain. The people are carrying the gorilla to the right of the screen and they probably came from the right in the background.</text:p>
            <text:p text:style-name="P10"/>
            <text:p text:style-name="P10"/>
            <text:p text:style-name="P10"/>
          </table:table-cell>
        </table:table-row>
        <table:table-row table:style-name="Table8.1">
          <table:table-cell table:style-name="Table8.A1" office:value-type="string">
            <text:p text:style-name="P19"><text:span text:style-name="T8">Assignment 5</text:span><text:span text:style-name="T8"/></text:p>
            <text:p text:style-name="P18"/>
            <text:p text:style-name="P18"/>
            <text:p text:style-name="P18"/>
            <text:p text:style-name="P18"><text:bookmark text:name="_GoBack"/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Grande" svg:font-family="'Lucida Grande'" style:font-family-generic="swiss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calibriRegular" svg:font-family="calibriRegular" style:font-family-generic="swiss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da" fo:country="DK" style:letter-kerning="false" style:font-name-asian="Calibri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0pt" fo:language="da" fo:country="DK" style:letter-kerning="false" style:font-name-asian="Calibri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swiss" fo:font-size="8pt" style:rfc-language-tag="x-none" style:font-size-asian="8pt" style:rfc-language-tag-asian="x-non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language-asian="da" style:country-asian="DK" style:font-size-complex="12pt"/>
    </style:style>
    <style:style style:name="Speciel_20_A_20_A" style:display-name="Speciel A A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Helvetica" fo:font-family="Helvetica" style:font-family-generic="swiss" fo:font-size="12pt" style:font-name-asian="ヒラギノ角ゴ Pro W3" style:font-family-asian="'ヒラギノ角ゴ Pro W3'" style:font-family-generic-asian="system" style:font-pitch-asian="variable" style:font-size-asian="12pt"/>
    </style:style>
    <style:style style:name="Tabel_20_-_20_opstilling_20_-_20_punkttegn" style:display-name="Tabel - opstilling - punkttegn" style:family="paragraph" style:parent-style-name="List_20_Bullet" loext:linked-style-name="Tabel_20_-_20_opstilling_20_-_20_punkttegn_20_Tegn">
      <style:text-properties fo:language="da" fo:country="DK" style:font-size-complex="11pt"/>
    </style:style>
    <style:style style:name="List_20_Bullet" style:display-name="List Bullet" style:family="paragraph" style:parent-style-name="Standard" style:list-style-name="WWNum8">
      <style:paragraph-properties fo:margin-top="0cm" fo:margin-bottom="0.353cm" style:contextual-spacing="true"/>
      <style:text-properties fo:color="#000000" loext:opacity="100%" style:font-name="Lucida Grande" fo:font-family="'Lucida Grande'" style:font-family-generic="swiss" fo:language="en" fo:country="US" style:font-name-asian="ヒラギノ角ゴ Pro W3" style:font-family-asian="'ヒラギノ角ゴ Pro W3'" style:font-family-generic-asian="system" style:font-pitch-asian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swiss" fo:font-size="12pt" fo:language="en" fo:country="GB" style:font-name-asian="Times New Roman1" style:font-family-asian="'Times New Roman'" style:font-family-generic-asian="system" style:font-pitch-asian="variable" style:font-size-asian="12pt" style:language-asian="da" style:country-asian="DK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>
      <style:text-properties fo:font-size="8pt" style:font-size-asian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loext:linked-style-name="Balloon_20_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Tabel_20_-_20_opstilling_20_-_20_punkttegn_20_Tegn" style:display-name="Tabel - opstilling - punkttegn Tegn" style:family="text" loext:linked-style-name="Tabel_20_-_20_opstilling_20_-_20_punkttegn">
      <style:text-properties fo:color="#000000" loext:opacity="100%" style:font-name="Lucida Grande" fo:font-family="'Lucida Grande'" style:font-family-generic="swiss" fo:font-size="11pt" style:font-name-asian="ヒラギノ角ゴ Pro W3" style:font-family-asian="'ヒラギノ角ゴ Pro W3'" style:font-family-generic-asian="system" style:font-pitch-asian="variable" style:font-size-asian="11pt" style:language-asian="en" style:country-asian="US" style:font-size-complex="11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ListLabel_20_2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4.982cm" fo:margin-left="0.009cm" fo:margin-top="0cm" fo:margin-bottom="0cm" table:align="left" style:writing-mode="page"/>
    </style:style>
    <style:style style:name="Table7.A" style:family="table-column">
      <style:table-column-properties style:column-width="7.851cm"/>
    </style:style>
    <style:style style:name="Table7.B" style:family="table-column">
      <style:table-column-properties style:column-width="7.13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bfbfbf"/>
    </style:style>
    <style:style style:name="MP1" style:family="paragraph" style:parent-style-name="Header">
      <style:paragraph-properties fo:orphans="0" fo:widows="0"/>
    </style:style>
    <style:style style:name="MP2" style:family="paragraph" style:parent-style-name="Header">
      <style:paragraph-properties fo:text-align="end" style:justify-single-word="false" fo:orphans="0" fo:widows="0"/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Navn: </text:p>
            </table:table-cell>
            <table:table-cell table:style-name="Table7.A1" office:value-type="string">
              <text:p text:style-name="MP1">Fag: </text:p>
            </table:table-cell>
          </table:table-row>
          <table:table-row table:style-name="Table7.1">
            <table:table-cell table:style-name="Table7.A1" office:value-type="string">
              <text:p text:style-name="MP1">Skole: </text:p>
            </table:table-cell>
            <table:table-cell table:style-name="Table7.A1" office:value-type="string">
              <text:p text:style-name="MP1">Dato: </text:p>
            </table:table-cell>
          </table:table-row>
          <table:table-row table:style-name="Table7.1">
            <table:table-cell table:style-name="Table7.A1" office:value-type="string">
              <text:p text:style-name="MP1">Eksamensnummer: </text:p>
            </table:table-cell>
            <table:table-cell table:style-name="Table7.A1" office:value-type="string">
              <text:p text:style-name="MP2"><text:span text:style-name="MT1">side </text:span><text:span text:style-name="MT1"><text:page-number style:num-format="1" text:select-page="current">5</text:page-number></text:span><text:span text:style-name="MT1"><text:s/>af </text:span><text:span text:style-name="MT1"><text:page-count style:num-format="1">5</text:page-count></text:span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9</meta:editing-cycles>
    <meta:creation-date>2019-10-31T09:17:00</meta:creation-date>
    <dc:date>2023-05-12T13:08:27.656817523</dc:date>
    <meta:editing-duration>PT2H28M20S</meta:editing-duration>
    <meta:generator>LibreOffice/7.5.3.2$Linux_X86_64 LibreOffice_project/50$Build-2</meta:generator>
    <meta:document-statistic meta:table-count="8" meta:image-count="0" meta:object-count="0" meta:page-count="5" meta:paragraph-count="59" meta:word-count="664" meta:character-count="3819" meta:non-whitespace-character-count="3207"/>
    <meta:user-defined meta:name="AppVersion">16.0000</meta:user-defined>
    <meta:user-defined meta:name="Company">AARHUSTECH</meta:user-defined>
    <meta:user-defined meta:name="ContentTypeId">0x010100FAD3D47AABFD334382F73FB972DAD0CE</meta:user-defined>
    <meta:template xlink:type="simple" xlink:actuate="onRequest" xlink:title="Normal.dotm" xlink:href=""/>
  </office:meta>
</office:document-meta>
</file>